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huatlX" svg:font-family="Nahuatl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5.49mm" table:align="left"/>
    </style:style>
    <style:style style:name="Table1.A" style:family="table-column">
      <style:table-column-properties style:column-width="16.69mm"/>
    </style:style>
    <style:style style:name="Table1.B" style:family="table-column">
      <style:table-column-properties style:column-width="18.8mm"/>
    </style:style>
    <style:style style:name="Table1.A1" style:family="table-cell">
      <style:table-cell-properties style:vertical-align="middle" fo:padding="0.49mm" fo:border="none"/>
    </style:style>
    <style:style style:name="P1" style:family="paragraph" style:parent-style-name="Text_20_body">
      <style:text-properties style:font-name="NahuatlX"/>
    </style:style>
    <style:style style:name="P2" style:family="paragraph" style:parent-style-name="Text_20_body">
      <style:text-properties style:font-name="NahuatlX" fo:font-weight="normal" style:font-weight-asian="normal" style:font-weight-complex="normal"/>
    </style:style>
    <style:style style:name="P3" style:family="paragraph" style:parent-style-name="Text_20_body">
      <style:text-properties officeooo:paragraph-rsid="001d5d01"/>
    </style:style>
    <style:style style:name="P4" style:family="paragraph" style:parent-style-name="Heading_20_1">
      <style:text-properties style:font-name="NahuatlX"/>
    </style:style>
    <style:style style:name="P5" style:family="paragraph" style:parent-style-name="Heading_20_1">
      <style:text-properties style:font-name="NahuatlX" fo:font-weight="bold" style:font-weight-asian="bold" style:font-weight-complex="bold"/>
    </style:style>
    <style:style style:name="P6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NahuatlX"/>
    </style:style>
    <style:style style:name="P8" style:family="paragraph" style:parent-style-name="Table_20_Contents">
      <style:text-properties style:font-name="NahuatlX" fo:font-weight="normal" officeooo:paragraph-rsid="001d5d01" style:font-weight-asian="normal" style:font-weight-complex="normal"/>
    </style:style>
    <style:style style:name="P9" style:family="paragraph" style:parent-style-name="Table_20_Contents">
      <style:text-properties style:font-name="NahuatlX" fo:font-weight="normal" officeooo:paragraph-rsid="001e910d" style:font-weight-asian="normal" style:font-weight-complex="normal"/>
    </style:style>
    <style:style style:name="T1" style:family="text">
      <style:text-properties style:font-name="NahuatlX"/>
    </style:style>
    <style:style style:name="T2" style:family="text">
      <style:text-properties style:font-name="NahuatlX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p text:style-name="P2">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 </text:p>
          </table:table-cell>
          <table:table-cell table:style-name="Table1.A1" office:value-type="string">
            <text:p text:style-name="P7"></text:p>
          </table:table-cell>
        </table:table-row>
        <table:table-row>
          <table:table-cell table:style-name="Table1.A1" office:value-type="string">
            <text:p text:style-name="P7"> </text:p>
          </table:table-cell>
          <table:table-cell table:style-name="Table1.A1" office:value-type="string">
            <text:p text:style-name="P7"></text:p>
          </table:table-cell>
        </table:table-row>
        <table:table-row>
          <table:table-cell table:style-name="Table1.A1" office:value-type="string">
            <text:p text:style-name="P7"> </text:p>
          </table:table-cell>
          <table:table-cell table:style-name="Table1.A1" office:value-type="string">
            <text:p text:style-name="P7"></text:p>
          </table:table-cell>
        </table:table-row>
        <table:table-row>
          <table:table-cell table:style-name="Table1.A1" office:value-type="string">
            <text:p text:style-name="P7"> </text:p>
          </table:table-cell>
          <table:table-cell table:style-name="Table1.A1" office:value-type="string">
            <text:p text:style-name="P7"></text:p>
          </table:table-cell>
        </table:table-row>
        <table:table-row>
          <table:table-cell table:style-name="Table1.A1" office:value-type="string">
            <text:p text:style-name="P7"> </text:p>
          </table:table-cell>
          <table:table-cell table:style-name="Table1.A1" office:value-type="string">
            <text:p text:style-name="P7"></text:p>
          </table:table-cell>
        </table:table-row>
      </table:table>
      <text:p text:style-name="P2"/>
      <text:p text:style-name="P8"></text:p>
      <text:p text:style-name="P8"> Eduardo</text:p>
      <text:p text:style-name="P8"> Tezcatlipoca</text:p>
      <text:p text:style-name="P8"/>
      <text:p text:style-name="P3"><text:span text:style-name="T2"> <text:s text:c="3"/>/tecoloːtɬ/ </text:span><text:span text:style-name="Emphasis"><text:span text:style-name="T2">vs.</text:span></text:span><text:span text:style-name="T2">  (</text:span><text:span text:style-name="Emphasis"><text:span text:style-name="T2">owl</text:span></text:span><text:span text:style-name="T2">) </text:span></text:p>
      <text:p text:style-name="P3"><text:span text:style-name="T1"> /tɬaːlli/ </text:span><text:span text:style-name="Emphasis"><text:span text:style-name="T1">vs.</text:span></text:span><text:span text:style-name="T1">  (</text:span><text:span text:style-name="Emphasis"><text:span text:style-name="T1">earth</text:span></text:span><text:span text:style-name="T1">) </text:span></text:p>
      <text:p text:style-name="P3"><text:span text:style-name="T1"> /tsopiːloːtɬ/ </text:span><text:span text:style-name="Emphasis"><text:span text:style-name="T1">vs.</text:span></text:span><text:span text:style-name="T1">  (</text:span><text:span text:style-name="Emphasis"><text:span text:style-name="T1">vulture</text:span></text:span><text:span text:style-name="T1">) </text:span></text:p>
      <text:p text:style-name="P8"/>
      <text:p text:style-name="P9"><text:s/>       , <text:line-break/>     , <text:line-break/>    ,  ,  <text:line-break/>   </text:p>
      <text:p text:style-name="P9"/>
      <text:h text:style-name="P5" text:outline-level="1"> </text:h>
      <text:p text:style-name="P1">2019.09.15.ET. Based on text from https://pages.ucsd.edu/~dkjordan/nahuatl/nican/nican1.html </text:p>
      <text:p text:style-name="P1">i.  , ,             ,   ,  . </text:p>
      <text:p text:style-name="P1">ii.       ,         ,     . </text:p>
      <text:p text:style-name="P1">001.           ,       ,         </text:p>
      <text:p text:style-name="P1">002.     ,  ,        ,    </text:p>
      <text:p text:style-name="P1">003.             ,       ,    , </text:p>
      <text:p text:style-name="P1">004.    ,      . </text:p>
      <text:p text:style-name="P1">005.    ,     . </text:p>
      <text:p text:style-name="P1">006.   ,         . </text:p>
      <text:p text:style-name="P1">007.         ,  . </text:p>
      <text:p text:style-name="P1">008.     ,    ;   ,   ,   ,   ;           . </text:p>
      <text:p text:style-name="P1">009.    . :  ,     ?   ?   ? </text:p>
      <text:p text:style-name="P1">010.   ?   ?        ,    ,    ?" </text:p>
      <text:p text:style-name="P1"><text:soft-page-break/>011.         ,     . </text:p>
      <text:p text:style-name="P1">012.    ,       , : ",  ". </text:p>
      <text:p text:style-name="P1">013.         ,    ,    ,    ;        . </text:p>
      <text:p text:style-name="P1">014.       ,       , </text:p>
      <text:p text:style-name="P1">015.     . </text:p>
      <text:p text:style-name="P1">016.     ,         : </text:p>
      <text:p text:style-name="P1">017.      ,  ; </text:p>
      <text:p text:style-name="P1">018.   ,      ,  ; </text:p>
      <text:p text:style-name="P1">019.      ,   ; </text:p>
      <text:p text:style-name="P1">020.     </text:p>
      <text:p text:style-name="P1">021. 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<text:p text:style-name="P1">022.  .   ,  ,    ,      , . </text:p>
      <text:p text:style-name="P1">023. : - "  ,   ?" </text:p>
      <text:p text:style-name="P1">024.    : ", , !     -,   ,  ,        ,  . </text:p>
      <text:p text:style-name="P1">025.    ,   , </text:p>
      <text:p text:style-name="P1">026. : ",      , ,      ,       ,  ,  ,   ,  ,  .  ,      , </text:p>
      <text:p text:style-name="P1">027.   , ; </text:p>
      <text:p text:style-name="P1">028.    , ,  ,  , </text:p>
      <text:p text:style-name="P1">029.     , </text:p>
      <text:p text:style-name="P1">030.          , </text:p>
      <text:p text:style-name="P1">031.     ,   ,  ,   , </text:p>
      <text:p text:style-name="P1">032.     ,  ,       , , . </text:p>
      <text:p text:style-name="P1">033.                ,                ,      ;       , ,    . </text:p>
      <text:p text:style-name="P1">034.         ,    </text:p>
      <text:p text:style-name="P1">035.   , , </text:p>
      <text:p text:style-name="P1">036.        ,        . </text:p>
      <text:p text:style-name="P1">037.  ,  ',  ;  ,    ." </text:p>
      <text:p text:style-name="P1">038.     , : ", ,      '  .     ." </text:p>
      <text:p text:style-name="P1">039.       :   ,  . </text:p>
      <text:p text:style-name="P1"/>
      <text:h text:style-name="P6" text:outline-level="1"><text:soft-page-break/>abcde</text:h>
      <text:h text:style-name="P4" text:outline-level="1"/>
      <text:h text:style-name="Heading_20_1" text:outline-level="1"> </text:h>
      <text:p text:style-name="Text_20_body">2019.09.15.ET. Based on text from https://pages.ucsd.edu/~dkjordan/nahuatl/nican/nican1.html </text:p>
      <text:p text:style-name="Text_20_body">i.  , ,             ,   ,  . </text:p>
      <text:p text:style-name="Text_20_body">ii.       ,         ,     . </text:p>
      <text:p text:style-name="Text_20_body">001.           ,       ,         </text:p>
      <text:p text:style-name="Text_20_body">002.     ,  ,        ,    </text:p>
      <text:p text:style-name="Text_20_body">003.             ,       ,    , </text:p>
      <text:p text:style-name="Text_20_body">004.    ,      . </text:p>
      <text:p text:style-name="Text_20_body">005.    ,     . </text:p>
      <text:p text:style-name="Text_20_body">006.   ,         . </text:p>
      <text:p text:style-name="Text_20_body">007.         ,  . </text:p>
      <text:p text:style-name="Text_20_body">008.     ,    ;   ,   ,   ,   ;           . </text:p>
      <text:p text:style-name="Text_20_body">009.    . :  ,     ?   ?   ? </text:p>
      <text:p text:style-name="Text_20_body">010.   ?   ?        ,    ,    ?" </text:p>
      <text:p text:style-name="Text_20_body">011.         ,     . </text:p>
      <text:p text:style-name="Text_20_body">012.    ,       , : ",  ". </text:p>
      <text:p text:style-name="Text_20_body">013.         ,    ,    ,    ;        . </text:p>
      <text:p text:style-name="Text_20_body">014.       ,       , </text:p>
      <text:p text:style-name="Text_20_body">015.     . </text:p>
      <text:p text:style-name="Text_20_body">016.     ,         : </text:p>
      <text:p text:style-name="Text_20_body">017.      ,  ; </text:p>
      <text:p text:style-name="Text_20_body">018.   ,      ,  ; </text:p>
      <text:p text:style-name="Text_20_body">019.      ,   ; </text:p>
      <text:p text:style-name="Text_20_body">020.     </text:p>
      <text:p text:style-name="Text_20_body"><text:soft-page-break/>021. 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<text:p text:style-name="Text_20_body">022.  .   ,  ,    ,      , . </text:p>
      <text:p text:style-name="Text_20_body">023. : - "  ,   ?" </text:p>
      <text:p text:style-name="Text_20_body">024.    : ", , !     -,   ,  ,        ,  . </text:p>
      <text:p text:style-name="Text_20_body">025.    ,   , </text:p>
      <text:p text:style-name="Text_20_body">026. : ",      , ,      ,       ,  ,  ,   ,  ,  .  ,      , </text:p>
      <text:p text:style-name="Text_20_body">027.   , ; </text:p>
      <text:p text:style-name="Text_20_body">028.    , ,  ,  , </text:p>
      <text:p text:style-name="Text_20_body">029.     , </text:p>
      <text:p text:style-name="Text_20_body">030.          , </text:p>
      <text:p text:style-name="Text_20_body">031.     ,   ,  ,   , </text:p>
      <text:p text:style-name="Text_20_body">032.     ,  ,       , , . </text:p>
      <text:p text:style-name="Text_20_body">033.                ,                ,      ;       , ,    . </text:p>
      <text:p text:style-name="Text_20_body">034.         ,    </text:p>
      <text:p text:style-name="Text_20_body">035.   , , </text:p>
      <text:p text:style-name="Text_20_body">036.        ,        . </text:p>
      <text:p text:style-name="Text_20_body">037.  ,  ',  ;  ,    ." </text:p>
      <text:p text:style-name="Text_20_body">038.     , : ", ,      '  .     ." </text:p>
      <text:p text:style-name="Text_20_body">039.       :   ,  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huatlX" svg:font-family="Nahuatl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j </meta:initial-creator>
    <meta:creation-date>2020-03-20T18:52:02.913638183</meta:creation-date>
    <dc:date>2020-03-22T19:42:51.703518050</dc:date>
    <dc:creator>srj </dc:creator>
    <meta:editing-duration>PT24M11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4" meta:paragraph-count="105" meta:word-count="8815" meta:character-count="10778" meta:non-whitespace-character-count="9302"/>
  </office:meta>
</office:document-meta>
</file>